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0483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officeooo:paragraph-rsid="00165982" style:font-size-asian="20pt" style:font-name-complex="IranNastaliq" style:font-size-complex="20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2.049cm"/>
        </style:tab-stops>
      </style:paragraph-properties>
      <style:text-properties fo:font-size="20pt" officeooo:paragraph-rsid="00165982" style:font-size-asian="20pt" style:font-name-complex="IranNastaliq" style:font-size-complex="20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20pt" officeooo:paragraph-rsid="00165982" style:font-size-asian="20pt" style:font-name-complex="IranNastaliq" style:font-size-complex="20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officeooo:rsid="00165982" officeooo:paragraph-rsid="00165982" style:font-size-asian="20pt" style:font-name-complex="IranNastaliq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5">مثمَّن زد مثلَّث ها چو اشمائیل قوغا را</text:p>
      <text:p text:style-name="P5">چو صائم عزمِ حق مثلِ غذای گرم شد ما را</text:p>
      <text:p text:style-name="P5"/>
      <text:p text:style-name="P5">لذا از راهِ بی سائل گذر کز تو وطن باذل</text:p>
      <text:p text:style-name="P5">مگر کو بذله گویی تیز و ذلّت زد زلیخا را</text:p>
      <text:p text:style-name="P5"/>
      <text:p text:style-name="P5">چو پرتو رقصِ اشیائم، سری باعث به خرگاهی</text:p>
      <text:p text:style-name="P5">ز تشبیهم نهالِ قائمی زد ژَندِ رعنا را</text:p>
      <text:p text:style-name="P5"/>
      <text:p text:style-name="P5">زِ قبلش قائلی زد دزدکی گپ با زنی ژَخ زن</text:p>
      <text:p text:style-name="P5">مذاقِ صوفی از طغیانِ خندق متَّقی یارا</text:p>
      <text:p text:style-name="P5"/>
      <text:p text:style-name="P5">تأسّف قهوه ای پیکان و خائِن پُخت حُکمی را</text:p>
      <text:p text:style-name="P5">حَجَر ژیوارِ ذاتی، کانِ اَذفَر صُنعِ یحیا را</text:p>
      <text:p text:style-name="P5"/>
      <text:p text:style-name="P5">مرَض نبوَد هنوز افشای انسان صابئی چامه</text:p>
      <text:p text:style-name="P5">برو بگذر یواشی مشقِ کُتلِت، درسِ فردا را</text:p>
      <text:p text:style-name="P5"/>
      <text:p text:style-name="P5">کتابی آسمان سایان که ممدودست تا پایان</text:p>
      <text:p text:style-name="P5">ندانم جلد چون گیرَد به هر خطّش مُقَوّا را</text:p>
      <text:p text:style-name="P5"/>
      <text:p text:style-name="P5"><text:soft-page-break/>یکشنبه - ۸ فروردین ۱۴۰۰</text:p>
      <text:p text:style-name="P5">2021-03-28</text:p>
      <text:p text:style-name="P5">١٤ شعبان ١٤٤٢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22:04:07.078740712</meta:creation-date>
    <dc:date>2021-03-28T21:10:48.767210890</dc:date>
    <meta:editing-duration>PT1H15M26S</meta:editing-duration>
    <meta:editing-cycles>7</meta:editing-cycles>
    <meta:generator>LibreOffice/7.0.3.1$Linux_X86_64 LibreOffice_project/00$Build-1</meta:generator>
    <meta:document-statistic meta:table-count="0" meta:image-count="0" meta:object-count="0" meta:page-count="2" meta:paragraph-count="18" meta:word-count="128" meta:character-count="552" meta:non-whitespace-character-count="440"/>
  </office:meta>
</office:document-meta>
</file>